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svg:stroke-opacity="60%" draw:fill="none" draw:textarea-horizontal-align="justify" draw:textarea-vertical-align="middle" draw:auto-grow-height="false" fo:min-height="4cm" fo:min-width="3.744cm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botto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stroke="dash" draw:stroke-dash="Dot_20__28_Rounded_29_"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text-position="-8% 58%" fo:font-size="8pt" fo:font-weight="bold" style:font-size-asian="8pt" style:font-weight-asian="bold" style:font-size-complex="8pt" style:font-weight-complex="bold"/>
    </style:style>
    <style:style style:name="T4" style:family="text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ans" fo:font-size="8pt" fo:font-weight="bold" style:font-name-asian="Liberation Sans" style:font-size-asian="8pt" style:font-weight-asian="bold" style:font-name-complex="Liberation Sans" style:font-size-complex="8pt" style:font-weight-complex="bold"/>
    </style:style>
    <style:style style:name="T6" style:family="text">
      <style:text-properties style:text-position="-8% 58%" style:font-name="Liberation Sans" fo:font-size="8pt" fo:font-weight="bold" style:font-name-asian="Liberation Sans" style:font-size-asian="8pt" style:font-weight-asian="bold" style:font-name-complex="Liberation Sans" style:font-size-complex="8pt" style:font-weight-complex="bold"/>
    </style:style>
    <style:style style:name="T7" style:family="text">
      <style:text-properties style:text-position="0% 100%" style:font-name="Liberation Sans" fo:font-size="8pt" fo:font-weight="bold" style:font-name-asian="Liberation Sans" style:font-size-asian="8pt" style:font-weight-asian="bold" style:font-name-complex="Liberation Sans" style:font-size-complex="8pt" style:font-weight-complex="bold"/>
    </style:style>
    <style:style style:name="T8" style:family="text">
      <style:text-properties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9" style:family="text">
      <style:text-properties style:text-position="-8% 58%" style:font-name="Liberation Sans" fo:font-size="8pt" style:font-name-asian="Liberation Sans" style:font-size-asian="8pt" style:font-name-complex="Liberation Sans" style:font-size-complex="8pt"/>
    </style:style>
    <style:style style:name="T10" style:family="text">
      <style:text-properties style:text-position="0% 100%" style:font-name="Liberation Sans" fo:font-size="8pt" style:font-name-asian="Liberation Sans" style:font-size-asian="8pt" style:font-name-complex="Liberation Sans" style:font-size-complex="8pt"/>
    </style:style>
    <style:style style:name="T11" style:family="text">
      <style:text-properties style:text-position="-8% 58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12" style:family="text">
      <style:text-properties style:text-position="0% 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.01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5cm" svg:y1="2cm" svg:x2="4.25cm" svg:y2="4cm">
          <text:p text:style-name="P2"><text:span text:style-name="T1"><text:s text:c="2"/></text:span></text:p>
        </draw:line>
        <draw:line draw:style-name="gr3" draw:text-style-name="P1" draw:layer="layout" svg:x1="1.25cm" svg:y1="0cm" svg:x2="8.75cm" svg:y2="10cm">
          <text:p/>
        </draw:line>
        <draw:custom-shape draw:style-name="gr4" draw:text-style-name="P4" draw:layer="layout" svg:width="0.091cm" svg:height="0.091cm" svg:x="4.951cm" svg:y="4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9cm" svg:height="0.705cm" svg:x="4.978cm" svg:y="4.681cm">
          <draw:text-box>
            <text:p><text:span text:style-name="T2">p</text:span><text:span text:style-name="T3">c</text:span><text:span text:style-name="T4">=(5,5)</text:span></text:p>
          </draw:text-box>
        </draw:frame>
        <draw:frame draw:style-name="gr6" draw:text-style-name="P5" draw:layer="layout" svg:width="1.908cm" svg:height="0.569cm" svg:x="2.73cm" svg:y="1.664cm">
          <draw:text-box>
            <text:p><text:span text:style-name="T2">p</text:span><text:span text:style-name="T3">s</text:span><text:span text:style-name="T4">=(2.75,2)</text:span></text:p>
          </draw:text-box>
        </draw:frame>
        <draw:custom-shape draw:style-name="gr4" draw:text-style-name="P4" draw:layer="layout" svg:width="0.091cm" svg:height="0.091cm" svg:x="3.151cm" svg:y="2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091cm" svg:height="0.091cm" svg:x="2.688cm" svg:y="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091cm" svg:height="0.091cm" svg:x="6.762cm" svg:y="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645cm" svg:height="0.569cm" svg:x="3.224cm" svg:y="2.297cm">
          <draw:text-box>
            <text:p><text:span text:style-name="T5">p</text:span><text:span text:style-name="T6">ɩ- </text:span><text:span text:style-name="T7"><text:s/></text:span><text:span text:style-name="T8">ξ</text:span><text:span text:style-name="T9">-</text:span><text:span text:style-name="T10">=0.3</text:span></text:p>
          </draw:text-box>
        </draw:frame>
        <draw:frame draw:style-name="gr6" draw:text-style-name="P6" draw:layer="layout" svg:width="1.73cm" svg:height="0.569cm" svg:x="6.725cm" svg:y="7.098cm">
          <draw:text-box>
            <text:p><text:span text:style-name="T5">p</text:span><text:span text:style-name="T6">ɩ+ </text:span><text:span text:style-name="T7"><text:s/></text:span><text:span text:style-name="T8">ξ</text:span><text:span text:style-name="T11">+</text:span><text:span text:style-name="T10">=2.7</text:span></text:p>
          </draw:text-box>
        </draw:frame>
        <draw:frame draw:style-name="gr6" draw:text-style-name="P5" draw:layer="layout" svg:width="1.734cm" svg:height="0.569cm" svg:x="3.631cm" svg:y="3.065cm">
          <draw:text-box>
            <text:p><text:span text:style-name="T12">v</text:span><text:span text:style-name="T3">s</text:span><text:span text:style-name="T4">=(1.5,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06T18:27:39.100525984</meta:creation-date>
    <dc:date>2024-10-08T17:29:07.005642330</dc:date>
    <dc:creator>Aurel Wisse</dc:creator>
    <meta:editing-duration>PT23H51M42S</meta:editing-duration>
    <meta:editing-cycles>12</meta:editing-cycles>
    <meta:generator>LibreOffice/7.3.7.2$Linux_X86_64 LibreOffice_project/30$Build-2</meta:generator>
    <meta:document-statistic meta:object-count="12"/>
  </office:meta>
</office:document-meta>
</file>